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officeooo:paragraph-rsid="00131758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2pt" officeooo:paragraph-rsid="00131758" style:font-size-asian="12pt" style:font-name-complex="Times New Roman1" style:font-size-complex="12pt"/>
    </style:style>
    <style:style style:name="P3" style:family="paragraph" style:parent-style-name="Standard"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officeooo:paragraph-rsid="00131758"/>
    </style:style>
    <style:style style:name="P4" style:family="paragraph" style:parent-style-name="Standard"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2pt" officeooo:paragraph-rsid="00131758" style:font-size-asian="12pt" style:font-name-complex="Times New Roman1" style:font-size-complex="12pt"/>
    </style:style>
    <style:style style:name="P5" style:family="paragraph" style:parent-style-name="Frame_20_contents">
      <style:text-properties fo:color="#000000"/>
    </style:style>
    <style:style style:name="P6" style:family="paragraph" style:parent-style-name="Frame_20_contents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2pt" fo:font-weight="bold" officeooo:paragraph-rsid="00143601" style:font-size-asian="12pt" style:font-weight-asian="bold" style:font-size-complex="12pt" style:font-weight-complex="bold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20pt" style:font-size-asian="20pt" style:font-name-complex="Times New Roman1" style:font-size-complex="20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fo:font-size="12pt" style:font-size-asian="12pt" style:font-name-complex="Times New Roman1" style:font-size-complex="12pt"/>
    </style:style>
    <style:style style:name="T5" style:family="text">
      <style:text-properties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GLOSARIUM</text:span></text:p>
      <text:p text:style-name="P1"><text:span text:style-name="T4"/></text:p>
      <text:p text:style-name="P1"><text:span text:style-name="T4">Akuntabilitas <text:tab/><text:tab/>: Pertanggungjawaban </text:span></text:p>
      <text:p text:style-name="P2"/>
      <text:p text:style-name="P1"><text:span text:style-name="T4">Ancaman <text:tab/><text:tab/>: Suatu hal atau usaha yang bersifat mengubah atau <text:tab/><text:tab/><text:tab/> <text:s text:c="2"/>merombak</text:span></text:p>
      <text:p text:style-name="P3"><text:span text:style-name="T4">kebijaksanaan yang dilakukan secara konsepsional, criminal serta politik</text:span></text:p>
      <text:p text:style-name="P4"/>
      <text:p text:style-name="P1"><text:span text:style-name="T4">Asas<text:tab/><text:tab/><text:tab/>: Alas, dasar ( sesuatu yang menjadi tumpuan <text:tab/><text:tab/><text:tab/><text:tab/>berpikir dan berpendapat </text:span></text:p>
      <text:p text:style-name="P2"/>
      <text:p text:style-name="P1"><text:span text:style-name="T4">Bangsa <text:tab/><text:tab/>: Kumpulan dari masyarakat yang membentuk Negara </text:span></text:p>
      <text:p text:style-name="P2"/>
      <text:p text:style-name="P1"><text:span text:style-name="T4">Deklarasi <text:tab/><text:tab/>: Pernyataan ringkas dan jelas tentang suatu hal <text:s/><text:tab/><text:tab/><text:tab/><text:tab/> <text:s/>keputusan yang diberitahukan secara terang – <text:tab/><text:tab/><text:tab/><text:tab/> <text:s/>terangan kepada umum secara resmi </text:span></text:p>
      <text:p text:style-name="P2"/>
      <text:p text:style-name="P1"><text:span text:style-name="T4">Dekrit <text:tab/><text:tab/><text:tab/>: Keputusan yang dikeluarkan presiden / kepala <text:tab/><text:tab/><text:tab/><text:tab/> <text:s/>Negara </text:span></text:p>
      <text:p text:style-name="P2"/>
      <text:p text:style-name="P1"><text:span text:style-name="T4">Demokrasi <text:tab/><text:tab/>: Pemerintahan dari rakyat, oleh rakyat, dan untuk <text:tab/><text:tab/><text:tab/><text:tab/> <text:s/>rakyat </text:span></text:p>
      <text:p text:style-name="P2"/>
      <text:p text:style-name="P1"><text:span text:style-name="T4">Desentralisasi <text:tab/><text:tab/>: Penyerahan ueusan pemerintahan kepada daerah <text:tab/><text:tab/><text:tab/><text:tab/> <text:s/>yang menjadi urusan Rumah tangganya</text:span></text:p>
      <text:p text:style-name="P2"/>
      <text:p text:style-name="P1"><text:span text:style-name="T4">Diskriminasi <text:tab/><text:tab/>: Pembedaan perlakuan terhadap seseorang </text:span></text:p>
      <text:p text:style-name="P2"/>
      <text:p text:style-name="P1"><text:span text:style-name="T4">Ekstrateritorial <text:tab/>: Daerah yang menurut hukum internasioanl diakui <text:tab/><text:tab/><text:tab/><text:tab/>sebagai wilayah Kekuasaan suatu Negara meskipun <text:tab/><text:tab/><text:tab/>wilayah Negara tersebut di Negara lain</text:span></text:p>
      <text:p text:style-name="P2"/>
      <text:p text:style-name="P1"><text:span text:style-name="T4">Ekstrimisme <text:tab/><text:tab/>: Sikap keras mempertahankan pendirian dengan <text:tab/><text:tab/><text:tab/><text:tab/>berbagai cara, walaupun <text:s/>Melanggar ketentuan – <text:tab/><text:tab/><text:tab/><text:tab/>ketentuan dasar Negara</text:span></text:p>
      <text:p text:style-name="P2"/>
      <text:p text:style-name="P1"><text:span text:style-name="T4">Globalisasi <text:tab/><text:tab/>: Perubahan yang mendunia dari segi apapun</text:span></text:p>
      <text:p text:style-name="P2"/>
      <text:p text:style-name="P1"><text:span text:style-name="T4">Grasi <text:tab/><text:tab/><text:tab/>: Pengampunan yang diberikan oleh kepala Negara <text:tab/><text:tab/><text:tab/><text:tab/>kepada orang – orang Yang dijatuhi hukuman </text:span></text:p>
      <text:p text:style-name="P2"/>
      <text:p text:style-name="P1"><text:soft-page-break/><text:span text:style-name="T4">Hedonisme <text:tab/><text:tab/>: Pandangan yang menganggap kesenangan dan <text:tab/><text:tab/><text:tab/><text:tab/>kenikmatan materi tujuan hidup utama</text:span></text:p>
      <text:p text:style-name="P1"><text:span text:style-name="T4">Ideologi <text:tab/><text:tab/>: Kumpulan konsep bersistem yang dijadikan asas <text:tab/><text:tab/><text:tab/><text:tab/>pendapat yang memberikan arah dan tujuan <text:tab/><text:tab/><text:tab/><text:tab/><text:tab/>kelangsungan hidup </text:span></text:p>
      <text:p text:style-name="P2"/>
      <text:p text:style-name="P1"><text:span text:style-name="T4">Individualisme <text:tab/>: Paham yang menganggap diri sendiri lebih <text:tab/><text:tab/><text:tab/><text:tab/>penting daripada orang lain </text:span></text:p>
      <text:p text:style-name="P2"/>
      <text:p text:style-name="P1"><text:span text:style-name="T4">Judical Review<text:tab/>: Proses uji materi suatu peraturan terhadap <text:tab/><text:tab/><text:tab/><text:tab/><text:tab/>peraturan yang tingkatnya Lebih tinggi </text:span></text:p>
      <text:p text:style-name="P2"/>
      <text:p text:style-name="P1"><text:span text:style-name="T4">Kabinet <text:tab/><text:tab/>: Badan atau dewan pemerintahan yang terdiri atas <text:tab/><text:tab/><text:tab/><text:tab/>kepala pemerintahan Bersama para menteri </text:span></text:p>
      <text:p text:style-name="P1"><text:span text:style-name="T4"/></text:p>
      <text:p text:style-name="P1"><text:span text:style-name="T4">Kapitalisme <text:tab/><text:tab/>: Sistem dan paham ekonomi yang modalnya <text:tab/><text:tab/><text:tab/><text:tab/>bersumber dari modal Pribadi atau modal <text:tab/><text:tab/><text:tab/><text:tab/><text:tab/>perusahaan swasta dengan ciri persaingan dalam <text:s text:c="3"/><text:tab/><text:tab/><text:tab/><text:tab/>Pasar bebas</text:span></text:p>
      <text:p text:style-name="P2"/>
      <text:p text:style-name="P1"><text:span text:style-name="T4">Kebudayaan <text:tab/><text:tab/>: Semua hasil karya, rasa, dan cipta manusia </text:span></text:p>
      <text:p text:style-name="P2"/>
      <text:p text:style-name="P1"><text:span text:style-name="T4">Komunisme <text:tab/><text:tab/>: Paham yang menghendaki adanya masyarakat <text:tab/><text:tab/><text:tab/><text:tab/>yang tanpa kelas</text:span></text:p>
      <text:p text:style-name="P2"/>
      <text:p text:style-name="P1"><text:span text:style-name="T4">Konstitusi <text:tab/><text:tab/>: Sekumpulan peraturan yang menetapkan dan <text:tab/><text:tab/><text:tab/><text:tab/>mengatur pemerintahan </text:span></text:p>
      <text:p text:style-name="P2"/>
      <text:p text:style-name="P1"><text:span text:style-name="T4">Negara <text:tab/><text:tab/>: Suatu organisasi kemanusiaan atau kumpulan <text:tab/><text:tab/><text:tab/><text:tab/>manusia yang berada di Bawah suatu pemerintahan <text:tab/><text:tab/><text:tab/>yang sama </text:span></text:p>
      <text:p text:style-name="P2"/>
      <text:p text:style-name="P1"><text:span text:style-name="T4">Nilai <text:tab/><text:tab/><text:tab/>: harga ; sesuatu yang dianggap berharga oleh <text:tab/><text:tab/><text:tab/><text:tab/>manusia </text:span></text:p>
      <text:p text:style-name="P2"/>
      <text:p text:style-name="P1"><text:span text:style-name="T4">Norma <text:tab/><text:tab/>: Aturan yang menjadi pedoman setiap orang yang <text:tab/><text:tab/><text:tab/><text:tab/>meliputi segala macam <text:s/>Peratura – peraturan yang <text:tab/><text:tab/><text:tab/><text:tab/>terdapat dalam perundang – undangan </text:span></text:p>
      <text:p text:style-name="P2"/>
      <text:p text:style-name="P1"><text:span text:style-name="T4">Pengadilan <text:tab/><text:tab/>: Tempat untuk mengadili perkara atau tempat <text:tab/><text:tab/><text:tab/><text:tab/>untuk melaksanakan Proses peradilan guna <text:tab/><text:tab/><text:tab/><text:tab/><text:tab/>menegakkan hukum </text:span></text:p>
      <text:p text:style-name="P2"/>
      <text:p text:style-name="P1"><text:soft-page-break/><text:span text:style-name="T4">Peradilan <text:tab/><text:tab/>: proses mengadili perkara sesuai dengan kategori <text:tab/><text:tab/><text:tab/><text:tab/>perkara yang<text:tab/>diselesaikan </text:span></text:p>
      <text:p text:style-name="P1"><text:span text:style-name="T4">Politik <text:tab/><text:tab/><text:tab/>: Cara; strategi; siasat; berbagai macam kegiatan <text:tab/><text:tab/><text:tab/><text:tab/>dalam suatu sistem Politik yang menyangkut <text:tab/><text:tab/><text:tab/><text:tab/>kemaslahatan hidup seluruh rakyat </text:span></text:p>
      <text:p text:style-name="P2"/>
      <text:p text:style-name="P1"><text:span text:style-name="T4">Sabotase <text:tab/><text:tab/>: Menghalangi prosedur dan merusak kelancaran <text:tab/><text:tab/><text:tab/><text:tab/>kerja </text:span></text:p>
      <text:p text:style-name="P2"/>
      <text:p text:style-name="P1"><text:span text:style-name="T4">Spionase <text:tab/><text:tab/>: Penyelidikan secara rahasia terhadap data <text:tab/><text:tab/><text:tab/><text:tab/><text:tab/>kemiliteran dan data Ekonomi Negara lain; segala <text:tab/><text:tab/><text:tab/><text:tab/>sesuatu yang berhubungan dengan <text:s/>Tindakan <text:tab/><text:tab/><text:tab/><text:tab/>memata – matai pihak lain</text:span></text:p>
      <text:p text:style-name="P2"/>
      <text:p text:style-name="P1"><text:span text:style-name="T4">Terorisme <text:tab/><text:tab/>: Praktik – praktik tindakan terror yang biasanya <text:tab/><text:tab/><text:tab/><text:tab/>menggunakan kekerasan Untuk menimbulkan <text:tab/><text:tab/><text:tab/><text:tab/>ketakutan dalam usaha mencapai tujuan. </text:span></text:p>
      <text:p text:style-name="P2"/>
      <text:p text:style-name="P1"><text:span text:style-name="T4">Vonis <text:tab/><text:tab/><text:tab/>: Keputusan hakim atas suatu perkara yang <text:tab/><text:tab/><text:tab/><text:tab/><text:tab/>dipersangkakan </text:span></text:p>
      <text:p text:style-name="P2"/>
      <text:p text:style-name="P1"><text:span text:style-name="T4">Yurisprudensi <text:tab/><text:tab/>: Keputusan hakim terdahulu terhadap suatu perkara <text:tab/><text:tab/><text:tab/>yang tidak diatur Oleh undang – undang dan <text:tab/><text:tab/><text:tab/><text:tab/>dijadikan pedoman oleh hakim dalam Memutuskan <text:tab/><text:tab/><text:tab/>perkara serup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e3fbc2" draw:end-color="#f4ffe6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3:43:10.988409038</meta:creation-date>
    <dc:date>2019-01-13T13:56:21.543652946</dc:date>
    <meta:editing-duration>PT1M28S</meta:editing-duration>
    <meta:editing-cycles>1</meta:editing-cycles>
    <meta:document-statistic meta:table-count="0" meta:image-count="0" meta:object-count="0" meta:page-count="3" meta:paragraph-count="35" meta:word-count="443" meta:character-count="3506" meta:non-whitespace-character-count="2806"/>
    <meta:generator>LibreOffice/6.1.4.2$Linux_X86_64 LibreOffice_project/10$Build-2</meta:generator>
  </office:meta>
</office:document-meta>
</file>